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C8000000960C52DF649.png" manifest:media-type="image/png"/>
  <manifest:file-entry manifest:full-path="Pictures/1000000100000C8000000960E3D2C199.png" manifest:media-type="image/png"/>
  <manifest:file-entry manifest:full-path="Pictures/1000000100000C80000009600DDC56FF.png" manifest:media-type="image/png"/>
  <manifest:file-entry manifest:full-path="Pictures/1000000100001900000012C07E3E9549.png" manifest:media-type="image/png"/>
  <manifest:file-entry manifest:full-path="Pictures/1000000100000C80000009602A293982.png" manifest:media-type="image/png"/>
  <manifest:file-entry manifest:full-path="Pictures/1000000100000C80000009609E1B4C0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642cm" svg:y="0cm" svg:width="9.525cm" svg:height="7.144cm" draw:z-index="0"><draw:image xlink:href="Pictures/1000000100000C80000009609E1B4C06.png" xlink:type="simple" xlink:show="embed" xlink:actuate="onLoad" draw:mime-type="image/png"/></draw:frame><draw:frame draw:style-name="fr1" draw:name="Image2" text:anchor-type="char" svg:x="8.301cm" svg:y="0cm" svg:width="9.534cm" svg:height="7.149cm" draw:z-index="1"><draw:image xlink:href="Pictures/1000000100000C80000009602A293982.png" xlink:type="simple" xlink:show="embed" xlink:actuate="onLoad" draw:mime-type="image/png"/></draw:frame><draw:frame draw:style-name="fr1" draw:name="Image3" text:anchor-type="char" svg:x="-0.683cm" svg:y="7.29cm" svg:width="9.056cm" svg:height="6.791cm" draw:z-index="2"><draw:image xlink:href="Pictures/1000000100001900000012C07E3E9549.png" xlink:type="simple" xlink:show="embed" xlink:actuate="onLoad" draw:mime-type="image/png"/></draw:frame><draw:frame draw:style-name="fr1" draw:name="Image4" text:anchor-type="char" svg:x="8.371cm" svg:y="7.29cm" svg:width="9.11cm" svg:height="6.847cm" draw:z-index="3"><draw:image xlink:href="Pictures/1000000100000C80000009600DDC56FF.png" xlink:type="simple" xlink:show="embed" xlink:actuate="onLoad" draw:mime-type="image/png"/></draw:frame><draw:frame draw:style-name="fr1" draw:name="Image5" text:anchor-type="char" svg:x="-1.048cm" svg:y="14.434cm" svg:width="9.103cm" svg:height="6.828cm" draw:z-index="4"><draw:image xlink:href="Pictures/1000000100000C8000000960E3D2C199.png" xlink:type="simple" xlink:show="embed" xlink:actuate="onLoad" draw:mime-type="image/png"/></draw:frame><draw:frame draw:style-name="fr1" draw:name="Image6" text:anchor-type="char" svg:x="7.975cm" svg:y="14.288cm" svg:width="9.327cm" svg:height="6.996cm" draw:z-index="5"><draw:image xlink:href="Pictures/1000000100000C8000000960C52DF64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6:03:47.458647865</meta:creation-date>
    <meta:print-date>2025-01-26T16:07:27.536885564</meta:print-date>
    <dc:date>2025-01-26T17:36:13.501039088</dc:date>
    <meta:editing-duration>PT31M47S</meta:editing-duration>
    <meta:editing-cycles>3</meta:editing-cycles>
    <meta:generator>LibreOffice/24.8.4.2$Linux_X86_64 LibreOffice_project/480$Build-2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